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fo:background-color="#ffff66" style:font-size-asian="12pt" style:font-weight-asian="bold" style:font-size-complex="12pt" style:font-weight-complex="bold"/>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Text_20_body">
      <style:paragraph-properties fo:background-color="transparent">
        <style:background-image/>
      </style:paragraph-properties>
    </style:style>
    <style:style style:name="T1" style:family="text">
      <style:text-properties fo:font-weight="normal" style:font-weight-asian="normal" style:font-weight-complex="normal"/>
    </style:style>
    <style:style style:name="T2" style:family="text">
      <style:text-properties fo:font-weight="normal" fo:background-color="#cccccc"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weight="bold" style:font-weight-asian="bold" style:font-weight-complex="bold"/>
    </style:style>
    <style:style style:name="T5" style:family="text">
      <style:text-properties fo:background-color="#ccccc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rd Maker JavaScript Translato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Introduction<text:tab/>2</text:p>
          <text:p text:style-name="P6">Reference Files<text:tab/>2</text:p>
          <text:p text:style-name="P7">Plain Strings<text:tab/>2</text:p>
          <text:p text:style-name="P7">Functions<text:tab/>2</text:p>
          <text:p text:style-name="P7">Single Quoted Strings<text:tab/>2</text:p>
          <text:p text:style-name="P8">Excel / Calc Note<text:tab/>2</text:p>
          <text:p text:style-name="P7">Escape Codes<text:tab/>2</text:p>
          <text:p text:style-name="P6">Working with the Element Definition<text:tab/>3</text:p>
          <text:p text:style-name="P7">Column References / Defines<text:tab/>3</text:p>
          <text:p text:style-name="P7">Raw Strings<text:tab/>3</text:p>
          <text:p text:style-name="P7">Mixing Column References / Defines and Raw Strings<text:tab/>3</text:p>
        </text:index-body>
      </text:table-of-content>
      <text:p text:style-name="P1"/>
      <text:h text:style-name="P5" text:outline-level="1">Introduction</text:h>
      <text:p text:style-name="P1">This document covers the JavaScript translation functionality. This is not the default translator for CardMaker but is available for users needing advanced functionality. There are a number of advantages and unfortunately some disadvantages to using JavaScript translation for your project / references. This documentation is written with the assumption that you are already familiar with many concepts in the CardMaker application.</text:p>
      <text:p text:style-name="P1"/>
      <text:p text:style-name="P1">CardMaker can be switched to the JavaScript translator by right-clicking the Layouts node and selecting the Project Settings... menu item.</text:p>
      <text:p text:style-name="P1"/>
      <text:p text:style-name="P4">This documentation is a work in progress.</text:p>
      <text:h text:style-name="Heading_20_1" text:outline-level="1">Reference Files</text:h>
      <text:h text:style-name="Heading_20_2" text:outline-level="2">Plain Strings</text:h>
      <text:p text:style-name="Text_20_body">Plain string values in references work as normal. CardMaker will automatically assume the value in the spreadsheet is a raw string (with two exceptions: functions/single quoted strings detailed below). Plain strings are automatically quoted with single quotes for use by the JavaScript interpreter.</text:p>
      <text:h text:style-name="Heading_20_2" text:outline-level="2">Functions</text:h>
      <text:p text:style-name="P9">Any Reference string that begins with <text:span text:style-name="T5">function(</text:span> is assumed to be a function and is left as-is.</text:p>
      <text:h text:style-name="Heading_20_2" text:outline-level="2">Single Quoted Strings</text:h>
      <text:p text:style-name="Text_20_body">Any Reference string that begins with a quoted string is left as-is. This allows for the string to contain references and/or function calls.</text:p>
      <text:h text:style-name="Heading_20_3" text:outline-level="3">Excel / Calc Note</text:h>
      <text:p text:style-name="Text_20_body">Single quoted strings may be mutated and/or completely trashed by the editor. I may use another character to indicate that a string should <text:span text:style-name="T4">NOT</text:span> be single quoted.</text:p>
      <text:h text:style-name="Heading_20_2" text:outline-level="2">Escape Codes</text:h>
      <text:p text:style-name="Text_20_body">The same escape codes (like <text:span text:style-name="T4">\n</text:span> for newline) are translated for JavaScript based references with one exception: you <text:span text:style-name="T4">MUST</text:span> use two blackslashes: <text:span text:style-name="T4">\\n</text:span> instead of <text:span text:style-name="T4">\n</text:span><text:span text:style-name="T1"> – this is due to JavaScript interpreting the backslash character as an indicator of an escape code. CardMaker needs the backslash to perform the expected translation. Graphics paths are also affected by this! Be sure to indicated two backslashes in the image path (or just use forward slashes).</text:span></text:p>
      <text:h text:style-name="Heading_20_1" text:outline-level="1"><text:soft-page-break/><text:span text:style-name="T4">Working with the Element Definition</text:span></text:h>
      <text:h text:style-name="Heading_20_2" text:outline-level="2"><text:span text:style-name="T1">Column References / Defines</text:span></text:h>
      <text:p text:style-name="Text_20_body"><text:span text:style-name="T1">For column references just enter in the name of the column in all lower case characters.</text:span></text:p>
      <text:h text:style-name="Heading_20_2" text:outline-level="2"><text:span text:style-name="T1">Raw Strings</text:span></text:h>
      <text:p text:style-name="Text_20_body"><text:span text:style-name="T1">Raw strings must be single quoted to appear. An example: </text:span><text:span text:style-name="T2">'This is a raw string.'</text:span></text:p>
      <text:p text:style-name="Text_20_body"><text:span text:style-name="T1">The quotes are necessary so JavaScript treats the contents as a string not as variables.</text:span></text:p>
      <text:h text:style-name="Heading_20_2" text:outline-level="2"><text:span text:style-name="T1">Mixing Column References / Defines and Raw Strings</text:span></text:h>
      <text:p text:style-name="Text_20_body"><text:span text:style-name="T1">The quoted text will be treated as a raw string and any unquoted text will be interpreted as a variable (column reference/define). Example: </text:span><text:span text:style-name="T2">'Earn $' + money</text:span><text:span text:style-name="T3"> where money is a column/def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fo:text-indent="0in" style:auto-text-indent="false" style:page-number="auto">
        <style:tab-stops>
          <style:tab-stop style:position="6.7283in"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2T15:32:25.78</meta:creation-date>
    <meta:editing-duration>P0D</meta:editing-duration>
    <meta:editing-cycles>1</meta:editing-cycles>
    <meta:generator>OpenOffice/4.1.1$Win32 OpenOffice.org_project/411m6$Build-9775</meta:generator>
    <meta:document-statistic meta:table-count="0" meta:image-count="0" meta:object-count="0" meta:page-count="3" meta:paragraph-count="37" meta:word-count="437" meta:character-count="2718"/>
  </office:meta>
</office:document-meta>
</file>